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olaimanLipi" svg:font-family="SolaimanLipi" style:font-family-generic="script" style:font-pitch="fixed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0285in" style:rel-column-width="1482*"/>
    </style:style>
    <style:style style:name="Table1.B" style:family="table-column">
      <style:table-column-properties style:column-width="2.4264in" style:rel-column-width="3496*"/>
    </style:style>
    <style:style style:name="Table1.C" style:family="table-column">
      <style:table-column-properties style:column-width="1.016in" style:rel-column-width="1464*"/>
    </style:style>
    <style:style style:name="Table1.D" style:family="table-column">
      <style:table-column-properties style:column-width="2.4549in" style:rel-column-width="3537*"/>
    </style:style>
    <style:style style:name="Table1.A1" style:family="table-cell">
      <style:table-cell-properties style:vertical-align="middle" fo:padding="0.0382in" fo:border-left="0.5pt solid #000000" fo:border-right="none" fo:border-top="0.5pt solid #000000" fo:border-bottom="0.5pt solid #000000"/>
    </style:style>
    <style:style style:name="Table1.D1" style:family="table-cell">
      <style:table-cell-properties style:vertical-align="middle" fo:padding="0.0382in" fo:border="0.5pt solid #000000"/>
    </style:style>
    <style:style style:name="Table1.A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D2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margin-top="0in" fo:margin-bottom="0.1in" style:contextual-spacing="false" fo:text-align="justify" style:justify-single-word="false"/>
      <style:text-properties style:font-name="SolaimanLipi" fo:font-size="24pt" officeooo:rsid="00176253" officeooo:paragraph-rsid="00176253" style:font-size-asian="24pt" style:font-name-complex="SolaimanLipi" style:font-size-complex="24pt"/>
    </style:style>
    <style:style style:name="P2" style:family="paragraph" style:parent-style-name="Standard">
      <style:paragraph-properties fo:margin-top="0in" fo:margin-bottom="0.1in" style:contextual-spacing="false" fo:text-align="justify" style:justify-single-word="false"/>
      <style:text-properties style:font-name="SolaimanLipi" fo:font-size="24pt" officeooo:rsid="001c058c" officeooo:paragraph-rsid="001c058c" style:font-size-asian="24pt" style:font-name-complex="SolaimanLipi" style:font-size-complex="24pt"/>
    </style:style>
    <style:style style:name="P3" style:family="paragraph" style:parent-style-name="Standard" style:list-style-name="L1">
      <style:paragraph-properties fo:margin-top="0in" fo:margin-bottom="0.1in" style:contextual-spacing="false" fo:text-align="justify" style:justify-single-word="false"/>
      <style:text-properties style:font-name="SolaimanLipi" fo:font-size="24pt" officeooo:rsid="0015e100" officeooo:paragraph-rsid="0015e100" style:font-size-asian="24pt" style:font-name-complex="SolaimanLipi" style:font-size-complex="24pt"/>
    </style:style>
    <style:style style:name="P4" style:family="paragraph" style:parent-style-name="Standard">
      <style:paragraph-properties fo:margin-top="0in" fo:margin-bottom="0.1in" style:contextual-spacing="false" fo:text-align="justify" style:justify-single-word="false"/>
      <style:text-properties style:font-name="SolaimanLipi" fo:font-size="24pt" officeooo:rsid="00201682" officeooo:paragraph-rsid="00201682" style:font-size-asian="24pt" style:font-name-complex="SolaimanLipi" style:font-size-complex="24pt"/>
    </style:style>
    <style:style style:name="P5" style:family="paragraph" style:parent-style-name="Standard">
      <style:paragraph-properties fo:margin-top="0in" fo:margin-bottom="0.1in" style:contextual-spacing="false" fo:text-align="justify" style:justify-single-word="false"/>
      <style:text-properties style:font-name="SolaimanLipi" fo:font-size="24pt" officeooo:rsid="0027ef52" officeooo:paragraph-rsid="0027ef52" style:font-size-asian="24pt" style:font-name-complex="SolaimanLipi" style:font-size-complex="24pt"/>
    </style:style>
    <style:style style:name="P6" style:family="paragraph" style:parent-style-name="Standard">
      <style:paragraph-properties fo:margin-top="0in" fo:margin-bottom="0.1in" style:contextual-spacing="false" fo:text-align="justify" style:justify-single-word="false"/>
      <style:text-properties style:font-name="SolaimanLipi" fo:font-size="24pt" officeooo:rsid="0028f345" officeooo:paragraph-rsid="0028f345" style:font-size-asian="24pt" style:font-name-complex="SolaimanLipi" style:font-size-complex="24pt"/>
    </style:style>
    <style:style style:name="P7" style:family="paragraph" style:parent-style-name="Standard">
      <style:paragraph-properties fo:margin-top="0in" fo:margin-bottom="0.1in" style:contextual-spacing="false" fo:text-align="justify" style:justify-single-word="false"/>
      <style:text-properties style:text-line-through-style="none" style:text-line-through-type="none" style:font-name="SolaimanLipi" fo:font-size="24pt" officeooo:rsid="001c058c" officeooo:paragraph-rsid="001c058c" style:font-size-asian="24pt" style:font-name-complex="SolaimanLipi" style:font-size-complex="24pt"/>
    </style:style>
    <style:style style:name="P8" style:family="paragraph" style:parent-style-name="Standard">
      <style:paragraph-properties fo:margin-top="0in" fo:margin-bottom="0.1in" style:contextual-spacing="false" fo:text-align="justify" style:justify-single-word="false"/>
      <style:text-properties style:text-line-through-style="none" style:text-line-through-type="none" style:font-name="SolaimanLipi" fo:font-size="24pt" officeooo:rsid="001cdf0f" officeooo:paragraph-rsid="001cdf0f" style:font-size-asian="24pt" style:font-name-complex="SolaimanLipi" style:font-size-complex="24pt"/>
    </style:style>
    <style:style style:name="P9" style:family="paragraph" style:parent-style-name="Table_20_Contents">
      <style:paragraph-properties fo:text-align="center" style:justify-single-word="false"/>
      <style:text-properties style:font-name="Times New Roman" fo:font-size="24pt" officeooo:rsid="0023ea0f" officeooo:paragraph-rsid="0023ea0f" style:font-size-asian="24pt" style:font-name-complex="SolaimanLipi" style:font-size-complex="24pt"/>
    </style:style>
    <style:style style:name="P10" style:family="paragraph" style:parent-style-name="Table_20_Contents">
      <style:paragraph-properties fo:text-align="center" style:justify-single-word="false"/>
      <style:text-properties style:font-name="Times New Roman" fo:font-size="24pt" style:font-size-asian="24pt" style:font-name-complex="SolaimanLipi" style:font-size-complex="24pt"/>
    </style:style>
    <style:style style:name="P11" style:family="paragraph" style:parent-style-name="Table_20_Contents">
      <style:paragraph-properties fo:text-align="center" style:justify-single-word="false"/>
      <style:text-properties style:font-name="Times New Roman" fo:font-size="24pt" officeooo:rsid="0025d42a" officeooo:paragraph-rsid="0025d42a" style:font-size-asian="24pt" style:font-name-complex="SolaimanLipi" style:font-size-complex="24pt"/>
    </style:style>
    <style:style style:name="P12" style:family="paragraph" style:parent-style-name="Table_20_Contents">
      <style:paragraph-properties fo:text-align="center" style:justify-single-word="false"/>
      <style:text-properties style:font-name="Times New Roman" fo:font-size="24pt" officeooo:rsid="002712fb" officeooo:paragraph-rsid="002712fb" style:font-size-asian="24pt" style:font-name-complex="SolaimanLipi" style:font-size-complex="24pt"/>
    </style:style>
    <style:style style:name="T1" style:family="text">
      <style:text-properties officeooo:rsid="0018b771"/>
    </style:style>
    <style:style style:name="T2" style:family="text">
      <style:text-properties officeooo:rsid="001e9465"/>
    </style:style>
    <style:style style:name="T3" style:family="text">
      <style:text-properties officeooo:rsid="0021d0b2"/>
    </style:style>
    <style:style style:name="T4" style:family="text">
      <style:text-properties style:text-line-through-style="solid" style:text-line-through-type="single"/>
    </style:style>
    <style:style style:name="T5" style:family="text">
      <style:text-properties style:text-line-through-style="solid" style:text-line-through-type="single" style:text-underline-style="solid" style:text-underline-width="auto" style:text-underline-color="font-color"/>
    </style:style>
    <style:style style:name="T6" style:family="text">
      <style:text-properties style:text-line-through-style="solid" style:text-line-through-type="single" style:text-underline-style="none"/>
    </style:style>
    <style:style style:name="T7" style:family="text">
      <style:text-properties style:text-line-through-style="solid" style:text-line-through-type="single" officeooo:rsid="001e9465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style:text-underline-style="none"/>
    </style:style>
    <style:style style:name="T10" style:family="text">
      <style:text-properties officeooo:rsid="0025d42a"/>
    </style:style>
    <style:style style:name="T11" style:family="text">
      <style:text-properties officeooo:rsid="00284ac5"/>
    </style:style>
    <style:style style:name="T12" style:family="text">
      <style:text-properties officeooo:rsid="002ac79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Homework:</text:p>
      <text:p text:style-name="P7">1. Simple Calculator v1 না দেখে code করা</text:p>
      <text:p text:style-name="P8">2. তিনটি দশমিক সংখ্যা ইনপুট নিয়ে <text:span text:style-name="T9">আলাদা আলাদা লাইনে যথাক্রমে সংখ্যা তিনটির যোগফল এবং গুণফল প্রকাশ করা</text:span></text:p>
      <text:p text:style-name="P8">3. <text:span text:style-name="T2">double </text:span><text:span text:style-name="T12">(8 bytes 64 bits)</text:span><text:span text:style-name="T2">, char </text:span><text:span text:style-name="T12">(1 byte 8bits)</text:span><text:span text:style-name="T2">, float </text:span><text:span text:style-name="T12">(4 bytes 32 bits)</text:span><text:span text:style-name="T2"> এর রেঞ্জ গুগল থেক খুঁজে বের করা।</text:span></text:p>
      <text:p text:style-name="P4">4. একটা সংখ্যা ইনপুট নিয়ে সেটার মান 100 কিনা যাচাই করা। যদি 100 হয় তবে স্ক্রিনে "The number is 100” প্রিন্ট করা। <text:span text:style-name="T3">[hint: if(x == 100) printf(“”);…]</text:span></text:p>
      <text:p text:style-name="P4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9">Code</text:p>
          </table:table-cell>
          <table:table-cell table:style-name="Table1.A1" office:value-type="string">
            <text:p text:style-name="P9">Output</text:p>
          </table:table-cell>
          <table:table-cell table:style-name="Table1.A1" office:value-type="string">
            <text:p text:style-name="P9">Code</text:p>
          </table:table-cell>
          <table:table-cell table:style-name="Table1.D1" office:value-type="string">
            <text:p text:style-name="P9">Output</text:p>
          </table:table-cell>
        </table:table-row>
        <table:table-row>
          <table:table-cell table:style-name="Table1.A2" office:value-type="string">
            <text:p text:style-name="P9">\<text:span text:style-name="T10">n</text:span></text:p>
          </table:table-cell>
          <table:table-cell table:style-name="Table1.A2" office:value-type="string">
            <text:p text:style-name="P11">Newline</text:p>
          </table:table-cell>
          <table:table-cell table:style-name="Table1.A2" office:value-type="string">
            <text:p text:style-name="P10"/>
          </table:table-cell>
          <table:table-cell table:style-name="Table1.D2" office:value-type="string">
            <text:p text:style-name="P10"/>
          </table:table-cell>
        </table:table-row>
        <table:table-row>
          <table:table-cell table:style-name="Table1.A2" office:value-type="string">
            <text:p text:style-name="P11">\t</text:p>
          </table:table-cell>
          <table:table-cell table:style-name="Table1.A2" office:value-type="string">
            <text:p text:style-name="P11">Horizontal tab</text:p>
          </table:table-cell>
          <table:table-cell table:style-name="Table1.A2" office:value-type="string">
            <text:p text:style-name="P10"/>
          </table:table-cell>
          <table:table-cell table:style-name="Table1.D2" office:value-type="string">
            <text:p text:style-name="P10"/>
          </table:table-cell>
        </table:table-row>
        <table:table-row>
          <table:table-cell table:style-name="Table1.A2" office:value-type="string">
            <text:p text:style-name="P12">\v</text:p>
          </table:table-cell>
          <table:table-cell table:style-name="Table1.A2" office:value-type="string">
            <text:p text:style-name="P12">Vertical tab</text:p>
          </table:table-cell>
          <table:table-cell table:style-name="Table1.A2" office:value-type="string">
            <text:p text:style-name="P10"/>
          </table:table-cell>
          <table:table-cell table:style-name="Table1.D2" office:value-type="string">
            <text:p text:style-name="P10"/>
          </table:table-cell>
        </table:table-row>
        <table:table-row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D2" office:value-type="string">
            <text:p text:style-name="P10"/>
          </table:table-cell>
        </table:table-row>
      </table:table>
      <text:p text:style-name="P4"/>
      <text:p text:style-name="P6">3mBps, 3mbps</text:p>
      <text:p text:style-name="P5"><text:soft-page-break/>1<text:span text:style-name="T11">B</text:span>yte – 8bits</text:p>
      <text:p text:style-name="P5">bit (binary digit) – 0, 1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olaimanLipi" svg:font-family="SolaimanLipi" style:font-family-generic="script" style:font-pitch="fixed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14T19:30:39.775000000</meta:creation-date>
    <dc:date>2023-08-21T19:38:41.263000000</dc:date>
    <meta:editing-duration>PT3H6M17S</meta:editing-duration>
    <meta:editing-cycles>38</meta:editing-cycles>
    <meta:generator>LibreOffice/7.4.7.2$Windows_X86_64 LibreOffice_project/723314e595e8007d3cf785c16538505a1c878ca5</meta:generator>
    <meta:document-statistic meta:table-count="1" meta:image-count="0" meta:object-count="0" meta:page-count="2" meta:paragraph-count="18" meta:word-count="96" meta:character-count="433" meta:non-whitespace-character-count="353"/>
  </office:meta>
</office:document-meta>
</file>